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2.A" style:family="table-column">
      <style:table-column-properties style:column-width="9.548cm" style:rel-column-width="32767*"/>
    </style:style>
    <style:style style:name="Tabelle2.B" style:family="table-column">
      <style:table-column-properties style:column-width="9.548cm" style:rel-column-width="32768*"/>
    </style:style>
    <style:style style:name="Tabelle2.1" style:family="table-row">
      <style:table-row-properties style:keep-together="false" fo:keep-together="always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3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3.A" style:family="table-column">
      <style:table-column-properties style:column-width="7.735cm" style:rel-column-width="26544*"/>
    </style:style>
    <style:style style:name="Tabelle3.B" style:family="table-column">
      <style:table-column-properties style:column-width="11.361cm" style:rel-column-width="38991*"/>
    </style:style>
    <style:style style:name="Tabelle3.1" style:family="table-row">
      <style:table-row-properties style:keep-together="false" fo:keep-together="always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4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4.A" style:family="table-column">
      <style:table-column-properties style:column-width="19.096cm" style:rel-column-width="65535*"/>
    </style:style>
    <style:style style:name="Tabelle4.1" style:family="table-row">
      <style:table-row-properties style:keep-together="false" fo:keep-together="always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5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5.A" style:family="table-column">
      <style:table-column-properties style:column-width="2.48cm" style:rel-column-width="8510*"/>
    </style:style>
    <style:style style:name="Tabelle5.B" style:family="table-column">
      <style:table-column-properties style:column-width="2.96cm" style:rel-column-width="10157*"/>
    </style:style>
    <style:style style:name="Tabelle5.C" style:family="table-column">
      <style:table-column-properties style:column-width="2.498cm" style:rel-column-width="8571*"/>
    </style:style>
    <style:style style:name="Tabelle5.D" style:family="table-column">
      <style:table-column-properties style:column-width="1.759cm" style:rel-column-width="6035*"/>
    </style:style>
    <style:style style:name="Tabelle5.E" style:family="table-column">
      <style:table-column-properties style:column-width="9.4cm" style:rel-column-width="32262*"/>
    </style:style>
    <style:style style:name="Tabelle5.1" style:family="table-row">
      <style:table-row-properties style:keep-together="false" fo:keep-together="always"/>
    </style:style>
    <style:style style:name="Tabelle5.A1" style:family="table-cell">
      <style:table-cell-properties fo:background-color="#ffcc00" fo:padding="0.097cm" fo:border="0.002cm solid #000000">
        <style:background-image/>
      </style:table-cell-properties>
    </style:style>
    <style:style style:name="Tabelle5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5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6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6.A" style:family="table-column">
      <style:table-column-properties style:column-width="19.096cm" style:rel-column-width="65535*"/>
    </style:style>
    <style:style style:name="Tabelle6.1" style:family="table-row">
      <style:table-row-properties style:min-row-height="0.173cm" style:keep-together="false" fo:keep-together="always"/>
    </style:style>
    <style:style style:name="Tabelle6.A1" style:family="table-cell">
      <style:table-cell-properties fo:background-color="#ffcc00" fo:padding="0.097cm" fo:border="0.002cm solid #000000">
        <style:background-image/>
      </style:table-cell-properties>
    </style:style>
    <style:style style:name="Tabelle6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e7" style:family="table">
      <style:table-properties style:width="19.096cm" fo:margin-left="1.109cm" fo:margin-right="0.796cm" fo:break-before="auto" fo:break-after="auto" table:align="margins" fo:keep-with-next="auto" style:may-break-between-rows="true"/>
    </style:style>
    <style:style style:name="Tabelle7.A" style:family="table-column">
      <style:table-column-properties style:column-width="9.548cm" style:rel-column-width="32767*"/>
    </style:style>
    <style:style style:name="Tabelle7.B" style:family="table-column">
      <style:table-column-properties style:column-width="9.548cm" style:rel-column-width="32768*"/>
    </style:style>
    <style:style style:name="Tabelle7.1" style:family="table-row">
      <style:table-row-properties style:min-row-height="0.173cm" style:keep-together="false" fo:keep-together="always"/>
    </style:style>
    <style:style style:name="Tabelle7.A1" style:family="table-cell">
      <style:table-cell-properties fo:background-color="#ffcc00" fo:padding="0.097cm" fo:border="0.002cm solid #000000">
        <style:background-image/>
      </style:table-cell-properties>
    </style:style>
    <style:style style:name="Tabelle7.2" style:family="table-row">
      <style:table-row-properties style:keep-together="false" fo:keep-together="always"/>
    </style:style>
    <style:style style:name="Tabelle7.A2" style:family="table-cell">
      <style:table-cell-properties fo:padding="0.097cm" fo:border-left="0.002cm solid #b3b3b3" fo:border-right="none" fo:border-top="0.002cm solid #b3b3b3" fo:border-bottom="0.002cm solid #b3b3b3"/>
    </style:style>
    <style:style style:name="Tabelle7.B2" style:family="table-cell">
      <style:table-cell-properties fo:padding="0.097cm" fo:border="0.002cm solid #b3b3b3"/>
    </style:style>
    <style:style style:name="Tabelle1" style:family="table">
      <style:table-properties style:width="19.114cm" fo:margin-left="1.109cm" fo:margin-right="0.778cm" table:align="margins"/>
    </style:style>
    <style:style style:name="Tabelle1.A" style:family="table-column">
      <style:table-column-properties style:column-width="4.274cm" style:rel-column-width="14654*"/>
    </style:style>
    <style:style style:name="Tabelle1.B" style:family="table-column">
      <style:table-column-properties style:column-width="4.66cm" style:rel-column-width="15978*"/>
    </style:style>
    <style:style style:name="Tabelle1.C" style:family="table-column">
      <style:table-column-properties style:column-width="10.179cm" style:rel-column-width="34903*"/>
    </style:style>
    <style:style style:name="Tabelle1.A1" style:family="table-cell">
      <style:table-cell-properties fo:padding="0.049cm" fo:border="0.002cm solid #000000"/>
    </style:style>
    <style:style style:name="Tabelle1.A2" style:family="table-cell">
      <style:table-cell-properties fo:padding="0.049cm" fo:border-left="0.002cm solid #000000" fo:border-right="none" fo:border-top="none" fo:border-bottom="0.002cm solid #000000"/>
    </style:style>
    <style:style style:name="Tabelle1.C2" style:family="table-cell">
      <style:table-cell-properties fo:padding="0.049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HelveticaNeue-LightCond" fo:font-size="10pt" fo:font-weight="normal" style:font-size-asian="10pt" style:font-weight-asian="normal" style:font-size-complex="10pt" style:font-weight-complex="normal"/>
    </style:style>
    <style:style style:name="P2" style:family="paragraph" style:parent-style-name="Table_20_Contents">
      <style:paragraph-properties fo:text-align="end" style:justify-single-word="false"/>
      <style:text-properties style:font-name="HelveticaNeue-LightCond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HelveticaNeue-LightCond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terp_5f_default_5f_8">
      <style:paragraph-properties fo:text-align="center" style:justify-single-word="false"/>
      <style:text-properties style:font-name="HelveticaNeue-LightCond" fo:font-size="9pt" fo:font-weight="bold" style:font-size-asian="9pt" style:font-weight-asian="bold" style:font-size-complex="9pt" style:font-weight-complex="bold"/>
    </style:style>
    <style:style style:name="P7" style:family="paragraph" style:parent-style-name="zusammenhalt">
      <style:paragraph-properties fo:text-align="end" style:justify-single-word="false" fo:orphans="0" fo:widows="0" fo:keep-with-next="auto"/>
      <style:text-properties fo:color="#000000" fo:font-size="9pt" fo:font-weight="bold" style:font-size-asian="9pt" style:font-weight-asian="bold" style:font-size-complex="9pt" style:font-weight-complex="bold"/>
    </style:style>
    <style:style style:name="P8" style:family="paragraph" style:parent-style-name="zusammenhalt">
      <style:paragraph-properties fo:text-align="start" style:justify-single-word="false" fo:orphans="0" fo:widows="0" fo:keep-with-next="auto"/>
      <style:text-properties fo:color="#000000" fo:font-size="9pt" fo:font-weight="bold" style:font-size-asian="9pt" style:font-weight-asian="bold" style:font-size-complex="9pt" style:font-weight-complex="bold"/>
    </style:style>
    <style:style style:name="P9" style:family="paragraph" style:parent-style-name="zusammenhalt">
      <style:paragraph-properties fo:text-align="center" style:justify-single-word="false" fo:orphans="0" fo:widows="0" fo:keep-with-next="auto"/>
      <style:text-properties fo:color="#000000" style:font-name="HelveticaNeue-LightCond" fo:font-size="9pt" fo:font-weight="bold" fo:background-color="transparent" style:font-size-asian="9pt" style:font-weight-asian="bold" style:font-size-complex="9pt" style:font-weight-complex="bold"/>
    </style:style>
    <style:style style:name="P10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4pt" fo:font-weight="bold" style:font-size-asian="14pt" style:font-weight-asian="bold" style:font-size-complex="14pt" style:font-weight-complex="bold"/>
    </style:style>
    <style:style style:name="P11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0pt" fo:font-weight="bold" style:font-size-asian="10pt" style:font-weight-asian="bold" style:font-size-complex="10pt" style:font-weight-complex="bold"/>
    </style:style>
    <style:style style:name="P12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0pt" fo:font-weight="normal" style:font-size-asian="10pt" style:font-weight-asian="normal" style:font-size-complex="10pt" style:font-weight-complex="normal"/>
    </style:style>
    <style:style style:name="P13" style:family="paragraph" style:parent-style-name="zusammenhalt">
      <style:paragraph-properties fo:text-align="start" style:justify-single-word="false" fo:orphans="0" fo:widows="0" fo:keep-with-next="auto"/>
      <style:text-properties fo:color="#000000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end" style:justify-single-word="false" fo:orphans="0" fo:widows="0" fo:keep-with-next="auto"/>
      <style:text-properties fo:color="#000000" style:font-name="HelveticaNeue-LightCond" fo:font-size="10pt" fo:font-weight="bold" fo:background-color="transparent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 fo:background-color="#ffcc00">
        <style:background-image/>
      </style:paragraph-properties>
      <style:text-properties style:font-name="HelveticaNeue-LightCond"/>
    </style:style>
    <style:style style:name="P16" style:family="paragraph" style:parent-style-name="Table_20_Contents" style:master-page-name="Standard">
      <style:paragraph-properties style:page-number="auto"/>
    </style:style>
    <style:style style:name="P17" style:family="paragraph" style:parent-style-name="Table_20_Contents">
      <style:paragraph-properties fo:margin-left="0.018cm" fo:margin-right="0.556cm" fo:text-align="start" style:justify-single-word="false" fo:text-indent="-0.018cm" style:auto-text-indent="false" text:number-lines="false" text:line-number="0"/>
      <style:text-properties style:font-name="HelveticaNeue-LightCond" fo:font-size="10pt" fo:font-weight="normal" fo:background-color="transparent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HelveticaNeue-LightCond" fo:font-size="10pt" fo:font-weight="normal" fo:background-color="transparent" style:font-size-asian="10pt" style:font-weight-asian="normal" style:font-size-complex="10pt" style:font-weight-complex="normal"/>
    </style:style>
    <style:style style:name="P19" style:family="paragraph" style:parent-style-name="zusammenhalt">
      <style:paragraph-properties fo:margin-left="0.018cm" fo:margin-right="0.556cm" fo:text-align="start" style:justify-single-word="false" fo:orphans="0" fo:widows="0" fo:text-indent="-0.018cm" style:auto-text-indent="false" fo:keep-with-next="auto" text:number-lines="false" text:line-number="0"/>
      <style:text-properties fo:color="#000000" style:font-name="HelveticaNeue-LightCond" fo:font-size="10pt" fo:font-weight="normal" style:font-size-asian="10pt" style:font-weight-asian="normal" style:font-size-complex="10pt" style:font-weight-complex="normal"/>
    </style:style>
    <style:style style:name="P20" style:family="paragraph" style:parent-style-name="zusammenhalt">
      <style:paragraph-properties fo:text-align="start" style:justify-single-word="false" fo:orphans="0" fo:widows="0" fo:keep-with-next="auto"/>
      <style:text-properties fo:color="#000000" style:font-name="HelveticaNeue-LightCond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ext-input text:description="&lt;for each=&quot;o in objects&quot;&gt;">[for o]</text:text-input></text:p>
      <table:table table:name="Tabelle2" table:style-name="Tabelle2">
        <table:table-column table:style-name="Tabelle2.A"/>
        <table:table-column table:style-name="Tabelle2.B"/>
        <table:table-header-rows>
          <table:table-row table:style-name="Tabelle2.1">
            <table:table-cell table:style-name="Tabelle2.A1" office:value-type="string">
              <text:p text:style-name="P10"><text:text-input text:description="&lt;o.name&gt;">Productbez.</text:text-input></text:p>
            </table:table-cell>
            <table:table-cell table:style-name="Tabelle2.A1" office:value-type="string">
              <text:p text:style-name="P14"><text:text-input text:description="&lt;_()&gt;">Art.Nr.: </text:text-input> <text:text-input text:description="&lt;o.openat_csp_nummer&gt;">Productbez.</text:text-input></text:p>
            </table:table-cell>
          </table:table-row>
        </table:table-header-rows>
      </table:table>
      <text:p text:style-name="Text_20_body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<text:text-input text:description="&lt;o.categ_id&gt;">productcategorie</text:text-input></text:p>
          </table:table-cell>
          <table:table-cell table:style-name="Tabelle3.A1" office:value-type="string">
            <text:p text:style-name="P5"/>
          </table:table-cell>
        </table:table-row>
      </table:table>
      <text:p text:style-name="Text_20_body"/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12"><text:text-input text:description="&lt;o.description_sale&gt;">Productdescription</text:text-input></text:p>
          </table:table-cell>
        </table:table-row>
      </table:table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 table:style-name="Tabelle5.1">
          <table:table-cell table:style-name="Tabelle5.A1" table:number-columns-spanned="5" office:value-type="string">
            <text:p text:style-name="P9">Nährwertangaben/100g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office:value-type="string">
            <text:p text:style-name="P17"><text:text-input text:description="&lt;_()&gt;">kJ</text:text-input></text:p>
          </table:table-cell>
          <table:table-cell table:style-name="Tabelle5.A2" office:value-type="string">
            <text:p text:style-name="P18"><text:text-input text:description="&lt;_()&gt;">kcal</text:text-input></text:p>
          </table:table-cell>
          <table:table-cell table:style-name="Tabelle5.A2" office:value-type="string">
            <text:p text:style-name="P18"><text:text-input text:description="&lt;_()&gt;">Fett absolut in %</text:text-input></text:p>
          </table:table-cell>
          <table:table-cell table:style-name="Tabelle5.A2" office:value-type="string">
            <text:p text:style-name="P18"><text:text-input text:description="&lt;_()&gt;">Eiweis</text:text-input></text:p>
          </table:table-cell>
          <table:table-cell table:style-name="Tabelle5.E2" office:value-type="string">
            <text:p text:style-name="P18"><text:text-input text:description="&lt;_()&gt;">Kohlenhydrate</text:text-input></text:p>
          </table:table-cell>
        </table:table-row>
        <table:table-row table:style-name="Tabelle5.1">
          <table:table-cell table:style-name="Tabelle5.A2" office:value-type="string">
            <text:p text:style-name="P19"><text:text-input text:description="&lt;o.openat_brennwert_kj&gt;">Kj</text:text-input></text:p>
          </table:table-cell>
          <table:table-cell table:style-name="Tabelle5.A2" office:value-type="string">
            <text:p text:style-name="P19"><text:text-input text:description="&lt;o.openat_brennwert_kcal&gt;">kcal</text:text-input></text:p>
          </table:table-cell>
          <table:table-cell table:style-name="Tabelle5.A2" office:value-type="string">
            <text:p text:style-name="P19"><text:text-input text:description="&lt;o.openat_chem_fett&gt;">Fett</text:text-input></text:p>
          </table:table-cell>
          <table:table-cell table:style-name="Tabelle5.A2" office:value-type="string">
            <text:p text:style-name="P19"><text:text-input text:description="&lt;o.openat_chem_eiweiss&gt;">Eiweiss</text:text-input></text:p>
          </table:table-cell>
          <table:table-cell table:style-name="Tabelle5.E2" office:value-type="string">
            <text:p text:style-name="P19"><text:text-input text:description="&lt;o.openat_chem_kohlenhydrate&gt;">Kohlenhydrate</text:text-input>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 table:style-name="Tabelle6.1">
          <table:table-cell table:style-name="Tabelle6.A1" office:value-type="string">
            <text:p text:style-name="P6">Information für Allergiker (lt. EU-Verordnung)</text:p>
          </table:table-cell>
        </table:table-row>
        <table:table-row table:style-name="Tabelle6.1">
          <table:table-cell table:style-name="Tabelle6.A2" office:value-type="string">
            <text:p text:style-name="P12"><text:span text:style-name="T1"><text:text-input text:description="&lt;if test=&quot;o.openat_allergene_getreide&quot;&gt;">[ifgetreide] </text:text-input></text:span><text:text-input text:description="&lt;o.openat_allergene_getreide_text&gt;">getreide_allerg</text:text-input>, <text:span text:style-name="T1"><text:text-input text:description="&lt;/if&gt;">[/if]</text:text-input></text:span><text:span text:style-name="T1"><text:text-input text:description="&lt;if test=&quot;o.openat_allergene_krebstiere&quot;&gt;">[ifkrebstiere] </text:text-input></text:span><text:text-input text:description="&lt;o.openat_allergene_krebstiere_text&gt;">Krebstiere_allerg</text:text-input>, <text:span text:style-name="T1"><text:text-input text:description="&lt;/if&gt;">[/if]</text:text-input></text:span><text:span text:style-name="T1"><text:text-input text:description="&lt;if test=&quot;o.openat_allergene_weichtiere&quot;&gt;">[ifweichtiere] </text:text-input></text:span><text:text-input text:description="&lt;o.openat_allergene_weichtiere_text&gt;">Weichtiere_allerg</text:text-input>, <text:span text:style-name="T1"><text:text-input text:description="&lt;/if&gt;">[/if]</text:text-input></text:span><text:span text:style-name="T1"><text:text-input text:description="&lt;if test=&quot;o.openat_allergene_ei&quot;&gt;">[ifei] </text:text-input></text:span><text:text-input text:description="&lt;o.openat_allergene_ei_text&gt;">Ei_allerg</text:text-input>, <text:span text:style-name="T1"><text:text-input text:description="&lt;/if&gt;">[/if]</text:text-input></text:span><text:span text:style-name="T1"><text:text-input text:description="&lt;if test=&quot;o.openat_allergene_fisch&quot;&gt;">[iffisch] </text:text-input></text:span><text:text-input text:description="&lt;o.openat_allergene_fisch_text&gt;">Fisch_allerg</text:text-input>, <text:span text:style-name="T1"><text:text-input text:description="&lt;/if&gt;">[/if]</text:text-input></text:span><text:span text:style-name="T1"><text:text-input text:description="&lt;if test=&quot;o.openat_allergene_erdnuesse&quot;&gt;">[iferdnuesse] </text:text-input></text:span><text:text-input text:description="&lt;o.openat_allergene_erdnuesse_text&gt;">Erdnuesse_allerg</text:text-input>, <text:span text:style-name="T1"><text:text-input text:description="&lt;/if&gt;">[/if]</text:text-input></text:span><text:span text:style-name="T1"><text:text-input text:description="&lt;if test=&quot;o.openat_allergene_soja&quot;&gt;">[ifsoja]  </text:text-input></text:span><text:text-input text:description="&lt;o.openat_allergene_soja_text&gt;">Soja_allerg</text:text-input>, <text:span text:style-name="T1"><text:text-input text:description="&lt;/if&gt;">[/if]</text:text-input></text:span><text:span text:style-name="T1"><text:text-input text:description="&lt;if test=&quot;o.openat_allergene_milch&quot;&gt;">[ifmilch] </text:text-input></text:span><text:text-input text:description="&lt;o.openat_allergene_milch_text&gt;">Milch_allerg</text:text-input>, <text:span text:style-name="T1"><text:text-input text:description="&lt;/if&gt;">[/if]</text:text-input></text:span><text:span text:style-name="T1"><text:text-input text:description="&lt;if test=&quot;o.openat_allergene_schalenf&quot;&gt;">[ifschalenfruechte] </text:text-input></text:span><text:text-input text:description="&lt;o.openat_allergene_schalenf_text&gt;">Schalenfruechte_allerg</text:text-input>, <text:span text:style-name="T1"><text:text-input text:description="&lt;/if&gt;">[/if]</text:text-input></text:span><text:span text:style-name="T1"><text:text-input text:description="&lt;if test=&quot;o.openat_allergene_lupine&quot;&gt;">[iflupine] </text:text-input></text:span><text:text-input text:description="&lt;o.openat_allergene_lupine_text&gt;">Lupine_allerg</text:text-input>, <text:span text:style-name="T1"><text:text-input text:description="&lt;/if&gt;">[/if]</text:text-input></text:span><text:span text:style-name="T1"><text:text-input text:description="&lt;if test=&quot;o.openat_allergene_sellerie&quot;&gt;">[ifsellerie] </text:text-input></text:span><text:text-input text:description="&lt;o.openat_allergene_sellerie_text&gt;">Sellerie_allerg</text:text-input>, <text:span text:style-name="T1"><text:text-input text:description="&lt;/if&gt;">[/if]</text:text-input></text:span><text:span text:style-name="T1"><text:text-input text:description="&lt;if test=&quot;o.openat_allergene_senf&quot;&gt;">[ifsenf] </text:text-input></text:span><text:text-input text:description="&lt;o.openat_allergene_senf_text&gt;">Senf_allerg</text:text-input>, <text:span text:style-name="T1"><text:text-input text:description="&lt;/if&gt;">[/if]</text:text-input></text:span><text:span text:style-name="T1"><text:text-input text:description="&lt;if test=&quot;o.openat_allergene_sesam&quot;&gt;">[ifsesam] </text:text-input></text:span><text:text-input text:description="&lt;o.openat_allergene_sesam_text&gt;">Sesam_allerg</text:text-input>, <text:span text:style-name="T1"><text:text-input text:description="&lt;/if&gt;">[/if]</text:text-input></text:span><text:span text:style-name="T1"><text:text-input text:description="&lt;if test=&quot;o.openat_allergene_so2_sulfite&quot;&gt;">[ifso2sulfite] </text:text-input></text:span><text:text-input text:description="&lt;o.openat_allergene_so2_sulfite_text&gt;">SO2_Sulfite_allerg</text:text-input>, <text:span text:style-name="T1"><text:text-input text:description="&lt;/if&gt;">[/if]</text:text-input>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table:number-columns-spanned="2" office:value-type="string">
            <text:p text:style-name="P6">Zutaten (lt. Lebnsmittelkennzeichnungsverordnung)</text:p>
          </table:table-cell>
          <table:covered-table-cell/>
        </table:table-row>
        <table:table-row table:style-name="Tabelle7.2">
          <table:table-cell table:style-name="Tabelle7.A2" office:value-type="string">
            <text:p text:style-name="P7"/>
            <text:p text:style-name="P8"><draw:frame draw:style-name="fr1" draw:name="image: asimage(o.image_medium or False, uom='cm', size_x=5, hold_ratio=True)" text:anchor-type="as-char" svg:y="0cm" svg:width="3.812cm" draw:z-index="0"><draw:text-box fo:min-height="1.528cm"><text:p text:style-name="Frame_20_contents"/></draw:text-box></draw:frame></text:p>
          </table:table-cell>
          <table:table-cell table:style-name="Tabelle7.B2" office:value-type="string">
            <text:p text:style-name="P13"><text:text-input text:description="&lt;o.openat_rohstoffe&gt;">Zutaten</text:text-input></text:p>
          </table:table-cell>
        </table:table-row>
      </table:table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3" office:value-type="string">
            <text:p text:style-name="P15">Produktdaten</text:p>
          </table:table-cell>
          <table:covered-table-cell/>
          <table:covered-table-cell/>
        </table:table-row>
        <table:table-row>
          <table:table-cell table:style-name="Tabelle1.A2" office:value-type="string">
            <text:p text:style-name="P2">Gewicht in g / Einheit:</text:p>
          </table:table-cell>
          <table:table-cell table:style-name="Tabelle1.A2" office:value-type="string">
            <text:p text:style-name="P12"><text:text-input text:description="&lt;o.openat_nettofuellgewicht&gt;">Nettofuellgewicht</text:text-input>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Produktverpackung:</text:p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Lagertemperataur:</text:p>
          </table:table-cell>
          <table:table-cell table:style-name="Tabelle1.A2" office:value-type="string">
            <text:p text:style-name="P12"><text:text-input text:description="&lt;o.openat_lagerundtransport_id.openat_lageranweisung&gt;">Lagertemp</text:text-input></text:p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2">Mindesthaltbarkeit:</text:p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1"/>
          </table:table-cell>
        </table:table-row>
        <table:table-row>
          <table:table-cell table:style-name="Tabelle1.A2" office:value-type="string">
            <text:p text:style-name="P4">EAN:</text:p>
          </table:table-cell>
          <table:table-cell table:style-name="Tabelle1.A2" office:value-type="string">
            <text:p text:style-name="P12"><text:text-input text:description="&lt;o.openat_ean_verkauf&gt;">Productdescription</text:text-input></text:p>
          </table:table-cell>
          <table:table-cell table:style-name="Tabelle1.C2" office:value-type="string">
            <text:p text:style-name="P1"/>
          </table:table-cell>
        </table:table-row>
      </table:table>
      <text:p text:style-name="Table_20_Contents"><text:text-input text:description="&lt;/for&gt;">[/for o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-LightCond" svg:font-family="HelveticaNeue-LightCond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/>
      <style:text-properties fo:font-size="8pt" fo:font-weight="normal" style:font-size-asian="8pt" style:font-weight-asian="normal" style:font-size-complex="8pt" style:font-weight-complex="normal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_5f_Sichtfenster_5f_Li" style:display-name="_Sichtfenster_Li" style:family="paragraph" style:parent-style-name="terp_5f_default_5f_9" style:master-page-name="">
      <style:paragraph-properties fo:margin-top="1cm" fo:margin-bottom="1cm" style:page-number="auto" style:shadow="none"/>
      <style:text-properties style:font-name="Arial1"/>
    </style:style>
    <style:style style:name="_5f_Adressüberschrift_5f_Fett" style:display-name="_Adressüberschrift_Fett" style:family="paragraph" style:parent-style-name="terp_5f_default_5f_9" style:master-page-name="">
      <style:paragraph-properties style:page-number="auto"/>
      <style:text-properties style:font-name="HelveticaNeue-LightCond" fo:font-size="9pt" fo:font-weight="bold" style:font-size-asian="8pt" style:font-weight-asian="bold" style:font-size-complex="8pt" style:font-weight-complex="bold"/>
    </style:style>
    <style:style style:name="_5f_Adresse_5f_Re" style:display-name="_Adresse_Re" style:family="paragraph" style:parent-style-name="terp_5f_default_5f_9">
      <style:text-properties style:font-name="HelveticaNeue-LightCond" fo:font-size="8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usammenhalt" style:family="paragraph" style:parent-style-name="Standard" style:master-page-name="">
      <style:paragraph-properties fo:keep-together="auto" fo:orphans="0" fo:widows="0" style:page-number="auto" style:shadow="none" fo:keep-with-next="always"/>
      <style:text-properties style:font-name="HelveticaNeue-LightCond" fo:font-size="8pt" style:font-size-asian="8pt" style:font-size-complex="8pt"/>
    </style:style>
    <style:style style:name="_5f_Standard_5f_Berichtskopf_5f_Abstand" style:display-name="_Standard_Berichtskopf_Abstand" style:family="paragraph" style:parent-style-name="Standard">
      <style:paragraph-properties fo:margin-top="5.001cm" fo:margin-bottom="0cm" style:shadow="none"/>
    </style:style>
    <style:style style:name="Table_20_Invoice_20_Line" style:display-name="Table Invoice Line" style:family="paragraph" style:parent-style-name="Table_20_Contents">
      <style:text-properties fo:font-size="8pt" style:font-weight-asian="normal"/>
    </style:style>
    <style:style style:name="Table_20_Invoice_20_Line_20_Head" style:display-name="Table Invoice Line Head" style:family="paragraph" style:parent-style-name="Table_20_Contents" style:master-page-name="">
      <style:paragraph-properties style:page-number="auto"/>
      <style:text-properties fo:font-size="8pt" fo:font-weight="bold" style:font-weight-asian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ichtfenster_5f_Links" style:display-name="Sichtfenster_Links" style:family="graphic" style:parent-style-name="Frame">
      <style:graphic-properties svg:width="8.5cm" fo:min-height="4.075cm" text:anchor-type="paragraph" svg:x="0cm" svg:y="0.22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_5f_Adresse_5f_Re_5f_Oberhalb" style:display-name="_Adresse_Re_Oberhalb" style:family="graphic" style:parent-style-name="Frame">
      <style:graphic-properties svg:width="6.214cm" fo:min-height="2.148cm" text:anchor-type="paragraph" svg:x="8.5cm" svg:y="0.199cm" fo:margin-left="0.201cm" fo:margin-right="0.201cm" fo:margin-top="0.201cm" fo:margin-bottom="0.201cm" style:run-through="foreground" style:wrap="run-through" style:number-wrapped-paragraphs="no-limit" style:vertical-pos="from-top" style:vertical-rel="paragraph" style:horizontal-pos="from-inside" style:horizontal-rel="paragraph" fo:padding="0cm" fo:border="none" style:shadow="none"/>
    </style:style>
    <style:style style:name="_5f_Adresse_5f_Re_5f_Unterhalb" style:display-name="_Adresse_Re_Unterhalb" style:family="graphic" style:parent-style-name="Frame">
      <style:graphic-properties svg:width="6.228cm" fo:min-height="1.912cm" text:anchor-type="paragraph" svg:x="8.5cm" svg:y="0.416cm" fo:margin-left="0.201cm" fo:margin-right="0.201cm" fo:margin-top="0.201cm" fo:margin-bottom="0.201cm" style:run-through="foreground" style:wrap="run-through" style:number-wrapped-paragraphs="no-limit" style:vertical-pos="top" style:vertical-rel="paragraph" style:horizontal-pos="from-inside" style:horizontal-rel="paragraph" fo:padding="0cm" fo:border="none" style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ffffcc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4.001cm" fo:margin-left="0cm" fo:margin-right="0cm" fo:margin-bottom="0cm" style:dynamic-spacing="false"/>
      </style:header-style>
      <style:footer-style>
        <style:header-footer-properties fo:min-height="2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8:25:45.27</meta:creation-date>
    <dc:date>2014-05-20T14:26:47.03</dc:date>
    <meta:editing-duration>P1DT17H16M17S</meta:editing-duration>
    <meta:editing-cycles>158</meta:editing-cycles>
    <meta:generator>OpenOffice/4.0.1$Win32 OpenOffice.org_project/401m5$Build-9714</meta:generator>
    <dc:creator>Blendpunkt </dc:creator>
    <meta:document-statistic meta:table-count="7" meta:image-count="0" meta:object-count="0" meta:page-count="1" meta:paragraph-count="31" meta:word-count="75" meta:character-count="887"/>
  </office:meta>
</office:document-meta>
</file>